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" style:family="graphic" style:parent-style-name="standard">
      <style:graphic-properties draw:fill-color="#ffc7eb" draw:textarea-horizontal-align="justify" draw:textarea-vertical-align="top" draw:auto-grow-height="false" fo:min-height="4.55cm" fo:min-width="4.8cm" fo:padding-top="0.1cm" fo:padding-bottom="0.1cm" fo:padding-left="0.1cm" fo:padding-right="0.1cm"/>
    </style:style>
    <style:style style:name="gr3" style:family="graphic" style:parent-style-name="standard">
      <style:graphic-properties draw:fill-color="#c68e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5" style:family="graphic" style:parent-style-name="standard">
      <style:graphic-properties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6" style:family="graphic" style:parent-style-name="standard">
      <style:graphic-properties draw:fill-color="#fe6b8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7" style:family="graphic" style:parent-style-name="standard">
      <style:graphic-properties draw:fill-color="#5fa5ff" draw:textarea-horizontal-align="justify" draw:textarea-vertical-align="top" draw:auto-grow-height="false" fo:min-height="4cm" fo:min-width="4.8cm" fo:padding-top="0.1cm" fo:padding-bottom="0.1cm" fo:padding-left="0.1cm" fo:padding-right="0.1cm"/>
    </style:style>
    <style:style style:name="gr8" style:family="graphic" style:parent-style-name="standard">
      <style:graphic-properties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9" style:family="graphic" style:parent-style-name="standard">
      <style:graphic-properties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0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1" style:family="graphic" style:parent-style-name="objectwithoutfill">
      <style:graphic-properties svg:stroke-color="#ff69b4" draw:marker-end="Extrémités_20_de_20_flèche_20_2" draw:marker-end-width="0.3cm" draw:fill="none" draw:textarea-vertical-align="middle"/>
    </style:style>
    <style:style style:name="gr12" style:family="graphic" style:parent-style-name="objectwithoutfill">
      <style:graphic-properties svg:stroke-color="#32cd32" draw:marker-end="Extrémités_20_de_20_flèche_20_2" draw:marker-end-width="0.3cm" draw:fill="none" draw:textarea-vertical-align="middle"/>
    </style:style>
    <style:style style:name="gr13" style:family="graphic" style:parent-style-name="objectwithoutfill">
      <style:graphic-properties svg:stroke-color="#a0522d" draw:marker-end="Extrémités_20_de_20_flèche_20_2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Extrémités_20_de_20_flèche_20_2" draw:marker-end-width="0.3cm" draw:fill="none" draw:textarea-vertical-align="middle"/>
    </style:style>
    <style:style style:name="gr15" style:family="graphic" style:parent-style-name="objectwithoutfill">
      <style:graphic-properties svg:stroke-color="#8e03a3" draw:marker-end="Extrémités_20_de_20_flèche_20_2" draw:marker-end-width="0.3cm" draw:fill="none" draw:textarea-vertical-align="middle"/>
    </style:style>
    <style:style style:name="gr16" style:family="graphic" style:parent-style-name="objectwithoutfill">
      <style:graphic-properties svg:stroke-color="#0000ff" draw:marker-end="Extrémités_20_de_20_flèche_20_2" draw:marker-end-width="0.3cm" draw:fill="none" draw:textarea-vertical-align="middle"/>
    </style:style>
    <style:style style:name="gr17" style:family="graphic" style:parent-style-name="objectwithoutfill">
      <style:graphic-properties svg:stroke-color="#ff7f00" draw:marker-end="Extrémités_20_de_20_flèche_20_2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8e03a3" draw:marker-end="Extrémités_20_de_20_flèche_20_2" draw:marker-end-width="0.3cm" draw:fill="none" draw:textarea-vertical-align="top" fo:padding-top="-0.2cm"/>
    </style:style>
    <style:style style:name="gr19" style:family="graphic" style:parent-style-name="standard">
      <style:graphic-properties svg:stroke-color="#666666" draw:fill-color="#cccccc" draw:textarea-horizontal-align="left" draw:textarea-vertical-align="top" draw:auto-grow-height="false" fo:min-height="1.29cm" fo:min-width="18.64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5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-color="#fe6b8a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11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13" style:family="paragraph">
      <loext:graphic-properties draw:fill="none" draw:fill-color="#ffff00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8e03a3" fo:font-size="8pt" style:font-size-asian="18pt" style:font-size-complex="18pt"/>
    </style:style>
    <style:style style:name="P16" style:family="paragraph">
      <style:paragraph-properties fo:text-align="start"/>
    </style:style>
    <style:style style:name="P17" style:family="paragraph">
      <loext:graphic-properties draw:fill-color="#cccccc"/>
      <style:paragraph-properties fo:text-align="start"/>
      <style:text-properties fo:font-size="9pt" style:font-size-asian="18pt" style:font-size-complex="18pt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9pt" fo:font-style="italic" style:font-size-asian="18pt" style:font-style-asian="italic" style:font-size-complex="18pt" style:font-style-complex="italic"/>
    </style:style>
    <style:style style:name="T4" style:family="text">
      <style:text-properties fo:font-size="9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style:font-size-asian="18pt" style:font-size-complex="18pt"/>
    </style:style>
    <style:style style:name="T7" style:family="text">
      <style:text-properties fo:color="#8e03a3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5cm" svg:height="3.8cm" svg:x="1.7cm" svg:y="3.15cm">
          <text:p text:style-name="P1"><text:span text:style-name="T1">map.js</text:span></text:p>
          <text:p text:style-name="P1"><text:span text:style-name="T2"/></text:p>
          <text:p text:style-name="P2"><text:span text:style-name="T2">displayMap()</text:span></text:p>
          <text:p text:style-name="P2"><text:span text:style-name="T2">createMap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5cm" svg:height="4.75cm" svg:x="7.9cm" svg:y="2.2cm">
          <text:p text:style-name="P1"><text:span text:style-name="T1">data.js</text:span></text:p>
          <text:p text:style-name="P1"><text:span text:style-name="T3">general game data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6" draw:id="id16" draw:layer="layout" svg:width="5cm" svg:height="3.8cm" svg:x="15cm" svg:y="3.15cm">
          <draw:glue-point draw:id="4" svg:x="-5cm" svg:y="-3.421cm"/>
          <draw:glue-point draw:id="5" svg:x="-5cm" svg:y="-1.315cm"/>
          <text:p text:style-name="P1"><text:span text:style-name="T1">resource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5cm" svg:height="3.8cm" svg:x="1.7cm" svg:y="11.65cm">
          <draw:glue-point draw:id="4" svg:x="-5cm" svg:y="-3.947cm"/>
          <draw:glue-point draw:id="5" svg:x="5cm" svg:y="-4.342cm"/>
          <draw:glue-point draw:id="6" svg:x="5cm" svg:y="-3.289cm"/>
          <draw:glue-point draw:id="7" svg:x="5cm" svg:y="-2.105cm"/>
          <draw:glue-point draw:id="8" svg:x="5cm" svg:y="-1.052cm"/>
          <draw:glue-point draw:id="9" svg:x="4.4cm" svg:y="5cm"/>
          <draw:glue-point draw:id="10" svg:x="-5cm" svg:y="-2.631cm"/>
          <text:p text:style-name="P1"><text:span text:style-name="T1">index.js</text:span></text:p>
          <text:p text:style-name="P1"><text:span text:style-name="T3">playing data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0" draw:id="id20" draw:layer="layout" svg:width="5cm" svg:height="3.8cm" svg:x="15cm" svg:y="11.65cm">
          <text:p text:style-name="P1"><text:span text:style-name="T1">dataCityBar.js</text:span></text:p>
          <text:p text:style-name="P1"><text:span text:style-name="T3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8" xml:id="id12" draw:id="id12" draw:layer="layout" svg:width="5cm" svg:height="3.8cm" svg:x="1.7cm" svg:y="20.95cm">
          <draw:glue-point draw:id="4" svg:x="0cm" svg:y="0.663cm"/>
          <draw:glue-point draw:id="5" svg:x="5.002cm" svg:y="-4.078cm"/>
          <text:p text:style-name="P1"><text:span text:style-name="T1">tool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9" xml:id="id14" draw:id="id14" draw:layer="layout" svg:width="5cm" svg:height="4.2cm" svg:x="7.9cm" svg:y="20.95cm">
          <text:p text:style-name="P1"><text:span text:style-name="T1">toolsBar.js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9" draw:id="id9" draw:layer="layout" svg:width="5cm" svg:height="3.8cm" svg:x="15cm" svg:y="20.95cm">
          <draw:glue-point draw:id="4" svg:x="-5cm" svg:y="-4.21cm"/>
          <draw:glue-point draw:id="5" svg:x="-5cm" svg:y="-3.289cm"/>
          <text:p text:style-name="P1"><text:span text:style-name="T1">building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1" xml:id="id4" draw:id="id4" draw:layer="layout" svg:width="5cm" svg:height="3.8cm" svg:x="1.7cm" svg:y="3.15cm">
          <draw:glue-point draw:id="4" svg:x="5cm" svg:y="-1.973cm"/>
          <draw:glue-point draw:id="5" svg:x="4.9cm" svg:y="-3.421cm"/>
          <text:p text:style-name="P1"><text:span text:style-name="T1">map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2.067cm" svg:height="0.385cm" svg:x="1.85cm" svg:y="4.665cm">
          <text:p text:style-name="P2"><text:span text:style-name="T2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6" draw:id="id6" draw:layer="layout" svg:width="1.957cm" svg:height="0.385cm" svg:x="1.85cm" svg:y="4.15cm">
          <text:p text:style-name="P2"><text:span text:style-name="T2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" draw:id="id1" draw:layer="layout" svg:width="4.531cm" svg:height="0.385cm" svg:x="8.05cm" svg:y="4.665cm">
          <text:p text:style-name="P2"><text:span text:style-name="T4">class PlayingGameProperties</text:span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3" draw:id="id3" draw:layer="layout" svg:width="2.33cm" svg:height="0.385cm" svg:x="8.05cm" svg:y="3.568cm">
          <text:p text:style-name="P2"><text:span text:style-name="T4">class CityMap</text:span><text:span text:style-name="T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5" draw:id="id5" draw:layer="layout" svg:width="1.555cm" svg:height="0.385cm" svg:x="8.05cm" svg:y="4.118cm">
          <text:p text:style-name="P2"><text:span text:style-name="T4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0" draw:id="id10" draw:layer="layout" svg:width="2.359cm" svg:height="0.385cm" svg:x="8.05cm" svg:y="5.218cm">
          <text:p text:style-name="P2"><text:span text:style-name="T4">const logo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8" draw:id="id8" draw:layer="layout" svg:width="2.858cm" svg:height="0.385cm" svg:x="8.05cm" svg:y="5.768cm">
          <text:p text:style-name="P2"><text:span text:style-name="T4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1" draw:id="id11" draw:layer="layout" svg:width="2.27cm" svg:height="0.385cm" svg:x="8.05cm" svg:y="6.318cm">
          <text:p text:style-name="P2"><text:span text:style-name="T4">const tool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364cm" svg:height="0.385cm" svg:x="1.85cm" svg:y="13.097cm">
          <text:p text:style-name="P2"><text:span text:style-name="T2">const mapCity</text:span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5" draw:id="id15" draw:layer="layout" svg:width="2.698cm" svg:height="0.385cm" svg:x="1.85cm" svg:y="21.918cm">
          <text:p text:style-name="P2"><text:span text:style-name="T2">displayTool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7" draw:id="id17" draw:layer="layout" svg:width="2.693cm" svg:height="0.385cm" svg:x="8.029cm" svg:y="21.918cm">
          <text:p text:style-name="P2"><text:span text:style-name="T2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3" draw:id="id13" draw:layer="layout" svg:width="3.248cm" svg:height="0.385cm" svg:x="15.105cm" svg:y="21.918cm">
          <text:p text:style-name="P2"><text:span text:style-name="T2">display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9" draw:id="id19" draw:layer="layout" svg:width="2.617cm" svg:height="0.385cm" svg:x="15.105cm" svg:y="12.568cm">
          <text:p text:style-name="P2"><text:span text:style-name="T2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4" draw:layer="layout" draw:type="curve" svg:x1="8.05cm" svg:y1="4.857cm" svg:x2="6.7cm" svg:y2="11.901cm" draw:start-shape="id1" draw:start-glue-point="3" draw:end-shape="id2" draw:end-glue-point="5" svg:d="M8050 4857c-913 0-239 7044-1350 7044" svg:viewBox="0 0 1351 7045">
          <text:p/>
        </draw:connector>
        <draw:connector draw:style-name="gr11" draw:text-style-name="P14" draw:layer="layout" draw:type="curve" svg:x1="8.05cm" svg:y1="3.76cm" svg:x2="6.65cm" svg:y2="3.751cm" draw:start-shape="id3" draw:start-glue-point="3" draw:end-shape="id4" draw:end-glue-point="5" svg:d="M8050 3760c-913 0-214-9-1400-9" svg:viewBox="0 0 1401 10">
          <text:p/>
        </draw:connector>
        <draw:connector draw:style-name="gr11" draw:text-style-name="P14" draw:layer="layout" draw:type="curve" svg:x1="8.05cm" svg:y1="4.31cm" svg:x2="6.7cm" svg:y2="4.301cm" draw:start-shape="id5" draw:start-glue-point="3" draw:end-shape="id4" draw:end-glue-point="4" svg:d="M8050 4310c-913 0-239-9-1350-9" svg:viewBox="0 0 1351 10">
          <text:p/>
        </draw:connector>
        <draw:connector draw:style-name="gr12" draw:text-style-name="P14" draw:layer="layout" draw:type="curve" draw:line-skew="-0.061cm" svg:x1="1.85cm" svg:y1="4.342cm" svg:x2="1.7cm" svg:y2="12.551cm" draw:start-shape="id6" draw:start-glue-point="3" draw:end-shape="id2" draw:end-glue-point="10" svg:d="M1850 4342c-1068 0-993 8209-150 8209" svg:viewBox="0 0 793 8210">
          <text:p/>
        </draw:connector>
        <draw:connector draw:style-name="gr12" draw:text-style-name="P14" draw:layer="layout" draw:type="curve" draw:line-skew="0.089cm" svg:x1="1.85cm" svg:y1="4.857cm" svg:x2="1.7cm" svg:y2="12.051cm" draw:start-shape="id7" draw:start-glue-point="3" draw:end-shape="id2" draw:end-glue-point="4" svg:d="M1850 4857c-843 0-768 7194-150 7194" svg:viewBox="0 0 624 7195">
          <text:p/>
        </draw:connector>
        <draw:connector draw:style-name="gr11" draw:text-style-name="P14" draw:layer="layout" draw:type="curve" draw:line-skew="-0.288cm" svg:x1="10.908cm" svg:y1="5.96cm" svg:x2="15cm" svg:y2="21.601cm" draw:start-shape="id8" draw:start-glue-point="1" draw:end-shape="id9" draw:end-glue-point="5" svg:d="M10908 5960c2530 0 485 15641 4092 15641" svg:viewBox="0 0 4093 15642">
          <text:p/>
        </draw:connector>
        <draw:connector draw:style-name="gr11" draw:text-style-name="P14" draw:layer="layout" draw:type="curve" draw:line-skew="0.458cm" svg:x1="10.409cm" svg:y1="5.41cm" svg:x2="15cm" svg:y2="21.251cm" draw:start-shape="id10" draw:start-glue-point="1" draw:end-shape="id9" draw:end-glue-point="4" svg:d="M10409 5410c4024 0 1729 15841 4591 15841" svg:viewBox="0 0 4592 15842">
          <text:p/>
        </draw:connector>
        <draw:connector draw:style-name="gr11" draw:text-style-name="P14" draw:layer="layout" draw:type="curve" svg:x1="8.05cm" svg:y1="6.51cm" svg:x2="6.7cm" svg:y2="21.301cm" draw:start-shape="id11" draw:start-glue-point="3" draw:end-shape="id12" draw:end-glue-point="5" svg:d="M8050 6510c-913 0-239 14791-1350 14791" svg:viewBox="0 0 1351 14792">
          <text:p/>
        </draw:connector>
        <draw:connector draw:style-name="gr13" draw:text-style-name="P14" draw:layer="layout" draw:type="curve" svg:x1="15.105cm" svg:y1="22.11cm" svg:x2="12.9cm" svg:y2="23.05cm" draw:start-shape="id13" draw:end-shape="id14" svg:d="M15105 22110c-1554 0-452 940-2205 940" svg:viewBox="0 0 2206 941">
          <text:p/>
        </draw:connector>
        <draw:connector draw:style-name="gr14" draw:text-style-name="P14" draw:layer="layout" draw:type="curve" svg:x1="4.548cm" svg:y1="22.11cm" svg:x2="7.9cm" svg:y2="23.05cm" draw:start-shape="id15" draw:start-glue-point="1" draw:end-shape="id14" draw:end-glue-point="3" svg:d="M4548 22110c2395 0 720 940 3352 940" svg:viewBox="0 0 3353 941">
          <text:p/>
        </draw:connector>
        <draw:connector draw:style-name="gr15" draw:text-style-name="P14" draw:layer="layout" draw:type="curve" draw:line-skew="1.7cm" svg:x1="15cm" svg:y1="5.05cm" svg:x2="6.7cm" svg:y2="12.301cm" draw:start-shape="id16" draw:end-shape="id2" draw:end-glue-point="6" svg:d="M15000 5050c-3675 0 475 7251-8300 7251" svg:viewBox="0 0 8301 7252">
          <text:p/>
        </draw:connector>
        <draw:connector draw:style-name="gr16" draw:text-style-name="P14" draw:layer="layout" draw:type="curve" svg:x1="8.029cm" svg:y1="22.11cm" svg:x2="6.7cm" svg:y2="13.151cm" draw:start-shape="id17" draw:end-shape="id2" draw:end-glue-point="8" svg:d="M8029 22110c-898 0-234-8959-1329-8959" svg:viewBox="0 0 1330 8960">
          <text:p/>
        </draw:connector>
        <draw:connector draw:style-name="gr11" draw:text-style-name="P14" draw:layer="layout" draw:type="curve" svg:x1="12.9cm" svg:y1="4.575cm" svg:x2="15cm" svg:y2="4.551cm" draw:start-shape="id18" draw:end-shape="id16" draw:end-glue-point="5" svg:d="M12900 4575c1575 0 525-24 2100-24" svg:viewBox="0 0 2101 25">
          <text:p/>
        </draw:connector>
        <draw:connector draw:style-name="gr17" draw:text-style-name="P14" draw:layer="layout" draw:type="curve" svg:x1="15.105cm" svg:y1="12.76cm" svg:x2="6.7cm" svg:y2="12.751cm" draw:start-shape="id19" draw:start-glue-point="3" draw:end-shape="id2" draw:end-glue-point="7" svg:d="M15105 12760c-6205 0-2003-9-8405-9" svg:viewBox="0 0 8406 10">
          <text:p/>
        </draw:connector>
        <draw:connector draw:style-name="gr15" draw:text-style-name="P14" draw:layer="layout" draw:type="curve" svg:x1="17.5cm" svg:y1="6.95cm" svg:x2="17.5cm" svg:y2="11.65cm" draw:start-shape="id16" draw:start-glue-point="2" draw:end-shape="id20" svg:d="M17500 6950v4700" svg:viewBox="0 0 1 4701">
          <text:p/>
        </draw:connector>
        <draw:connector draw:style-name="gr18" draw:text-style-name="P15" draw:layer="layout" draw:type="curve" draw:line-skew="-1.149cm" svg:x1="17.5cm" svg:y1="3.15cm" svg:x2="4.2cm" svg:y2="3.15cm" draw:start-shape="id16" draw:start-glue-point="0" draw:end-shape="id4" svg:d="M17500 3150c0-2475-13300-2475-13300 0" svg:viewBox="0 0 13301 1857">
          <text:p text:style-name="P1"><text:span text:style-name="T7">idea</text:span></text:p>
        </draw:connector>
        <draw:custom-shape draw:style-name="gr10" draw:text-style-name="P12" draw:layer="layout" svg:width="3.075cm" svg:height="0.385cm" svg:x="1.85cm" svg:y="13.6cm">
          <text:p text:style-name="P2"><text:span text:style-name="T2">const playingGame</text:span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9cm" svg:height="1.65cm" svg:x="1cm" svg:y="27.05cm">
          <text:p text:style-name="P16"><text:span text:style-name="T2">Legend:</text:span></text:p>
          <text:p text:style-name="P2"><text:span text:style-name="T2">rectangle: file</text:span></text:p>
          <text:p text:style-name="P2"><text:span text:style-name="T2">arrow: class/function/var → used in indicated file (with colors of origin file)</text:span></text:p>
          <text:p text:style-name="P2"><text:span text:style-name="T2">exponent: number that indicates class of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09-10T10:49:44.607000000</dc:date>
    <meta:editing-duration>PT49M17S</meta:editing-duration>
    <meta:editing-cycles>17</meta:editing-cycles>
    <meta:generator>LibreOffice/5.3.6.1$Windows_x86 LibreOffice_project/686f202eff87ef707079aeb7f485847613344eb7</meta:generator>
    <meta:document-statistic meta:object-count="40"/>
  </office:meta>
</office:document-meta>
</file>